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lenatore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Allenator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dataDiNascita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itta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salaPe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SSBR1234567891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<text:a xlink:href="mailto:sabrina.r@aimfit.com" xlink:type="simple">sabrina.r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89-02-15" calcext:value-type="date">
            <text:p>15/02/89</text:p>
          </table:table-cell>
          <table:table-cell office:value-type="string" calcext:value-type="string">
            <text:p>Via Anfossi 12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CLSS123456789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<text:a xlink:href="mailto:alessandro.b@aimfit.com" xlink:type="simple">alessandro.b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0-04-25" calcext:value-type="date">
            <text:p>25/04/90</text:p>
          </table:table-cell>
          <table:table-cell office:value-type="string" calcext:value-type="string">
            <text:p>Via Venezia 15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RDGAI1234567891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<text:a xlink:href="mailto:gaia.v@aimfit.com" xlink:type="simple">gaia.v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1-08-16" calcext:value-type="date">
            <text:p>16/08/91</text:p>
          </table:table-cell>
          <table:table-cell office:value-type="string" calcext:value-type="string">
            <text:p>Via Berlese 5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RDBTR1234567891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<text:a xlink:href="mailto:beatrice.v@aimfit.com" xlink:type="simple">beatrice.v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3-03-19" calcext:value-type="date">
            <text:p>19/03/93</text:p>
          </table:table-cell>
          <table:table-cell office:value-type="string" calcext:value-type="string">
            <text:p>Via Marzolo 6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NCSLV1234567891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<text:a xlink:href="mailto:silvia.b@aimfit.com" xlink:type="simple">silvia.b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2-05-30" calcext:value-type="date">
            <text:p>30/05/92</text:p>
          </table:table-cell>
          <table:table-cell office:value-type="string" calcext:value-type="string">
            <text:p>Via Venezia 8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SMTT1234567891</text:p>
          </table:table-cell>
          <table:table-cell office:value-type="string" calcext:value-type="string">
            <text:p>Matti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<text:a xlink:href="mailto:mattia.r@aimfit.com" xlink:type="simple">mattia.r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2-07-06" calcext:value-type="date">
            <text:p>06/07/92</text:p>
          </table:table-cell>
          <table:table-cell office:value-type="string" calcext:value-type="string">
            <text:p>Via Grassi 10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SSRNI1234567891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<text:a xlink:href="mailto:irene.r@aimfit.com" xlink:type="simple">irene.r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1-01-16" calcext:value-type="date">
            <text:p>16/01/91</text:p>
          </table:table-cell>
          <table:table-cell office:value-type="string" calcext:value-type="string">
            <text:p>Via Liberazione 3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RDSMN1234567891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<text:a xlink:href="mailto:simona.v@aimfit.com" xlink:type="simple">simona.v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2-01-04" calcext:value-type="date">
            <text:p>04/01/92</text:p>
          </table:table-cell>
          <table:table-cell office:value-type="string" calcext:value-type="string">
            <text:p>Via Manzoni 9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NCLRA123456789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<text:a xlink:href="mailto:laura.b@aimfit.com" xlink:type="simple">laura.b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1-09-06" calcext:value-type="date">
            <text:p>06/09/91</text:p>
          </table:table-cell>
          <table:table-cell office:value-type="string" calcext:value-type="string">
            <text:p>Via Roma 16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NCPTR1234567891</text:p>
          </table:table-cell>
          <table:table-cell office:value-type="string" calcext:value-type="string">
            <text:p>Patrizia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<text:a xlink:href="mailto:patrizia.b@aimfit.com" xlink:type="simple">patrizia.b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1-04-03" calcext:value-type="date">
            <text:p>03/04/91</text:p>
          </table:table-cell>
          <table:table-cell office:value-type="string" calcext:value-type="string">
            <text:p>Via Trieste 45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NCLRN1234567891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<text:a xlink:href="mailto:lorena.b@aimfit.com" xlink:type="simple">lorena.b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2-12-19" calcext:value-type="date">
            <text:p>19/12/92</text:p>
          </table:table-cell>
          <table:table-cell office:value-type="string" calcext:value-type="string">
            <text:p>Via Augusto 49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SLNI1234567891</text:p>
          </table:table-cell>
          <table:table-cell office:value-type="string" calcext:value-type="string">
            <text:p>Ilenia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<text:a xlink:href="mailto:ilenia.r@aimfit.com" xlink:type="simple">ilenia.r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2-11-14" calcext:value-type="date">
            <text:p>14/11/92</text:p>
          </table:table-cell>
          <table:table-cell office:value-type="string" calcext:value-type="string">
            <text:p>Piazza Liberazione 2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RDSNO1234567891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<text:a xlink:href="mailto:sonia.v@aimfit.com" xlink:type="simple">sonia.v@aimfit.com</text:a></text:p>
          </table:table-cell>
          <table:table-cell office:value-type="string" calcext:value-type="string">
            <text:p>+39 123 456 7891</text:p>
          </table:table-cell>
          <table:table-cell office:value-type="date" office:date-value="1993-10-03" calcext:value-type="date">
            <text:p>03/10/93</text:p>
          </table:table-cell>
          <table:table-cell office:value-type="string" calcext:value-type="string">
            <text:p>Via Liberazione 3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22:41:29.58964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48:07.739065025</meta:creation-date>
    <dc:date>2018-12-13T22:56:45.585027203</dc:date>
    <meta:editing-duration>PT22M10S</meta:editing-duration>
    <meta:editing-cycles>3</meta:editing-cycles>
    <meta:generator>LibreOffice/6.0.6.2$Linux_X86_64 LibreOffice_project/00m0$Build-2</meta:generator>
    <meta:document-statistic meta:table-count="1" meta:cell-count="169" meta:object-count="0"/>
  </office:meta>
</office:document-meta>
</file>